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db19" officeooo:paragraph-rsid="0026db1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db19" officeooo:paragraph-rsid="0026db19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792be" officeooo:paragraph-rsid="002792b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make duration 9 rockets with lapis lazuli, </text:span>as currently there is barely any purpose for it anyway.</text:p>
      <text:p text:style-name="P5">The crafting recipe is to be: 2 paper, 6 gunpowder and 1 block of lapis lazuli, giving 3 duration 9 rockets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FVerndari</text:p>
      <text:p text:style-name="P1"/>
      <text:p text:style-name="P1"/>
      <text:p text:style-name="P1"/>
      <text:p text:style-name="Standard"><text:span text:style-name="T1">[</text:span><text:span text:style-name="T2">Motion 60-6: To make duration 9 rockets with lapis lazuli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19:59:52.522137249</dc:date>
    <meta:editing-duration>PT4M36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79" meta:character-count="467" meta:non-whitespace-character-count="397"/>
  </office:meta>
</office:document-meta>
</file>